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background-color="#FFFF00"/>
    </style:style>
    <style:style style:name="P2" style:parent-style-name="Standard" style:family="paragraph">
      <style:text-properties fo:background-color="#FFFF00"/>
    </style:style>
    <style:style style:name="P3" style:parent-style-name="Standard" style:family="paragraph">
      <style:text-properties fo:background-color="#FFFF00"/>
    </style:style>
    <style:style style:name="P4" style:parent-style-name="Standard" style:family="paragraph">
      <style:text-properties fo:background-color="#FFFF00"/>
    </style:style>
    <style:style style:name="P5" style:parent-style-name="Standard" style:family="paragraph">
      <style:text-properties fo:background-color="#FFFF00"/>
    </style:style>
    <style:style style:name="T6" style:parent-style-name="DefaultParagraphFont" style:family="text">
      <style:text-properties fo:language="el" fo:country="GR"/>
    </style:style>
    <style:style style:name="P7" style:parent-style-name="Standard" style:family="paragraph">
      <style:text-properties fo:background-color="#FFFF00"/>
    </style:style>
    <style:style style:name="P8" style:parent-style-name="Standard" style:family="paragraph">
      <style:text-properties fo:background-color="#FFFF00" fo:language="el" fo:country="GR"/>
    </style:style>
    <style:style style:name="T9" style:parent-style-name="DefaultParagraphFont" style:family="text">
      <style:text-properties fo:language="el" fo:country="GR"/>
    </style:style>
    <style:style style:name="T10" style:parent-style-name="DefaultParagraphFont" style:family="text">
      <style:text-properties fo:language="el" fo:country="GR"/>
    </style:style>
    <style:style style:name="T11" style:parent-style-name="DefaultParagraphFont" style:family="text">
      <style:text-properties fo:language="el" fo:country="GR"/>
    </style:style>
    <style:style style:name="T12" style:parent-style-name="DefaultParagraphFont" style:family="text">
      <style:text-properties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l" fo:country="GR"/>
    </style:style>
    <style:style style:name="T15" style:parent-style-name="DefaultParagraphFont" style:family="text">
      <style:text-properties fo:language="el" fo:country="GR"/>
    </style:style>
    <style:style style:name="P16" style:parent-style-name="Standard" style:family="paragraph">
      <style:text-properties fo:background-color="#FFFF00"/>
    </style:style>
    <style:style style:name="P17" style:parent-style-name="Standard" style:family="paragraph">
      <style:text-properties fo:background-color="#FFFF00"/>
    </style:style>
    <style:style style:name="T18" style:parent-style-name="DefaultParagraphFont" style:family="text">
      <style:text-properties fo:language="el" fo:country="GR"/>
    </style:style>
    <style:style style:name="T19" style:parent-style-name="DefaultParagraphFont" style:family="text">
      <style:text-properties fo:background-color="#FFFF00"/>
    </style:style>
    <style:style style:name="T20" style:parent-style-name="DefaultParagraphFont" style:family="text">
      <style:text-properties fo:background-color="#FFFF00" fo:language="el" fo:country="GR"/>
    </style:style>
    <style:style style:name="T21" style:parent-style-name="DefaultParagraphFont" style:family="text">
      <style:text-properties fo:background-color="#FFFF00"/>
    </style:style>
    <style:style style:name="T22" style:parent-style-name="DefaultParagraphFont" style:family="text">
      <style:text-properties fo:language="el" fo:country="GR"/>
    </style:style>
    <style:style style:name="T23" style:parent-style-name="DefaultParagraphFont" style:family="text">
      <style:text-properties fo:language="el" fo:country="GR"/>
    </style:style>
    <style:style style:name="T24" style:parent-style-name="DefaultParagraphFont" style:family="text">
      <style:text-properties fo:language="el" fo:country="GR"/>
    </style:style>
  </office:automatic-styles>
  <office:body>
    <office:text text:use-soft-page-breaks="true">
      <text:p text:style-name="P1">Ιδεολογία</text:p>
      <text:p text:style-name="Standard">Η Νέα Δημοκρατία είναι ένα κεντροδεξιό πολιτικό κόμμα στην Ελλάδα. Η ιδεολογία του κόμματος έχει τις ρίζες του στο<text:s/>φιλελευθερισμό και το<text:s/>συντηρητισμό. Η Νέα Δημοκρατία πρεσβεύει τις ατομικές ελευθερίες και την<text:s/>οικονομία της ελεύθερης αγοράς. Εκτιμά επίσης τις παραδοσιακές οικογενειακές αξίες, την εθνική υπερηφάνεια και τον πατριωτισμό. Το κόμμα υποστηρίζει σθεναρά την ένταξη της Ελλάδας στην Ευρωπαϊκή Ένωση και στο ΝΑΤΟ. Επιδιώκει να καθιερώσει την Ελλάδα ως ηγετικό έθνος στην περιοχή και να προωθήσει μια ισχυρή και ενωμένη Ευρώπη.</text:p>
      <text:p text:style-name="Standard"/>
      <text:p text:style-name="P2">Οικονομικές Πολιτικές</text:p>
      <text:p text:style-name="Standard">Η Νέα Δημοκρατία ήταν πολλές φορές στην εξουσία και έχει εφαρμόσει διάφορες οικονομικές πολιτικές. Πρωταρχικός οικονομικός στόχος του κόμματος είναι η προώθηση της οικονομικής ανάπτυξης και η μείωση της ανεργίας. Υποστηρίζει τις ιδιωτικοποιήσεις, με στόχο τη δημιουργία ενός φιλικού προς τις επιχειρήσεις περιβάλλοντος που προσελκύει ξένες επενδύσεις. Η Νέα Δημοκρατία στοχεύει στη δημιουργία ευνοϊκού φορολογικού καθεστώτος για επιχειρήσεις και ιδιώτες για την ενθάρρυνση της επιχειρηματικότητας και της καινοτομίας.</text:p>
      <text:p text:style-name="Standard"/>
      <text:p text:style-name="P3">Περιβαλλοντικές Πολιτικές</text:p>
      <text:p text:style-name="Standard">Η Νέα Δημοκρατία έχει εκφράσει τη δέσμευσή της για την αντιμετώπιση περιβαλλοντικών ζητημάτων. Οι περιβαλλοντικές πολιτικές του κόμματος επικεντρώνονται στην προώθηση της βιώσιμης ανάπτυξης, στη μείωση της ρύπανσης και στην προστασία των φυσικών πόρων. Στοχεύει στην υποστήριξη των ανανεώσιμων πηγών ενέργειας, στην αύξηση της ανακύκλωσης και στην προώθηση της πράσινης ανάπτυξης. Η Νέα Δημοκρατία έχει επίσης δεσμευτεί για τη μείωση των εκπομπών άνθρακα και την αντιμετώπιση της κλιματικής αλλαγής.</text:p>
      <text:p text:style-name="P4"/>
      <text:p text:style-name="P5">Κοινωνικές Πολιτικές</text:p>
      <text:p text:style-name="Standard">Η Νέα Δημοκρατία υποστηρίζει μια κοινωνικά συντηρητική ατζέντα, προάγοντας τις παραδοσιακές οικογενειακές αξίες και εναντιώνεται στις προοδευτικές κοινωνικές μεταρρυθμίσεις. Το κόμμα έχει επικριθεί για την αντίθεσή του στον γάμο και την υιοθεσία ατόμων του ίδιου φύλου, καθώς και στα δικαιώματα των αμβλώσεων. Επιπλέον, το κόμμα έχει υποστηρίξει την αύξηση των ποινών για τη χρήση ναρκωτικών και τα εγκλήματα που σχετίζονται με τα ναρκωτικά.<text:s/><text:span text:style-name="T6">Έ</text:span>χει<text:s/>τηρήσει σκληρή στάση στο μεταναστευτικό και έχει υποστηρίξει αυστηρότερες μεταναστευτικές πολιτικές.</text:p>
      <text:p text:style-name="P7"/>
      <text:p text:style-name="P8">Ηγεσία</text:p>
      <text:p text:style-name="Standard"><text:span text:style-name="T9">Σ</text:span>ημερινός ηγέτης της Νέας Δημοκρατίας<text:span text:style-name="T10">,</text:span><text:s/>και είναι Πρωθυπουργός της Ελλάδας από το 2019<text:span text:style-name="T11">,</text:span><text:s/>είναι<text:s/><text:span text:style-name="T12">ο</text:span><text:s/>Κυριάκος Μητσοτάκης. Είναι οικονομολόγος με σπουδές στο Χάρβαρντ<text:span text:style-name="T13">.</text:span><text:s/><text:span text:style-name="T14">Σ</text:span>το παρελθόν διετέλεσε υπουργός Διοικητικής Μεταρρύθμισης.<text:s/><text:span text:style-name="T15">Ε</text:span>ίναι γνωστός για τις φιλοεπιχειρηματικές και φιλοευρωπαϊκές πολιτικές του.</text:p>
      <text:p text:style-name="P16"/>
      <text:p text:style-name="P17">Ιστορία</text:p>
      <text:p text:style-name="Standard">Η Νέα Δημοκρατία ιδρύθηκε το 1974 από τον Κωνσταντίνο Καραμανλή, ο οποίος διετέλεσε πρώτος πρωθυπουργός της Ελλάδας μετά την πτώση της στρατιωτικής χούντας. Το κόμμα κέρδισε τις πρώτες του γενικές εκλογές το 1977 και από τότε<text:s/><text:span text:style-name="T18">Βρέθηκε</text:span><text:s/>στην εξουσία αρκετές φορές. Το 2015<text:s/>το κόμμα έχασε την εξουσία από το αριστερό κόμμα ΣΥΡΙΖΑ, αλλά την ανέκτησε το 2019 υπό την ηγεσία του Κυριάκου Μητσοτάκη.</text:p>
      <text:p text:style-name="Standard"/>
      <text:p text:style-name="Standard"/>
      <text:p text:style-name="Standard"><text:span text:style-name="T19">Συμπ</text:span><text:span text:style-name="T20">έ</text:span><text:span text:style-name="T21">ρασμα</text:span></text:p>
      <text:p text:style-name="Standard">H Νέα Δημοκρατία<text:s/><text:span text:style-name="T22">έχει</text:span><text:s/>κεντροδεξιά ιδεολογία που δίνει έμφαση στις φιλελεύθερες και συντηρητικές αξίες. Το κόμμα ήταν στην εξουσία πολλές φορές και έχει εφαρμόσει διάφορες οικονομικές πολιτικές που επικεντρώνονται στην προώθηση της οικονομικής ανάπτυξης, στη μείωση της ανεργίας και στην προσέλκυση ξένων επενδύσεων.<text:s/><text:span text:style-name="T23">Έ</text:span>χει εκφράσει τη δέσμευσή της για την αντιμετώπιση περιβαλλοντικών ζητημάτων, την προώθηση της βιώσιμης ανάπτυξης και τη μείωση της ρύπανσης. Ωστόσο, η κοινωνικά συντηρητική ατζέντα του κόμματος έχει επικριθεί για την αντίθεσή της στις προοδευτικές κοινωνικές μεταρρυθμίσεις, συμπεριλαμβανομένων των δικαιωμάτων του γάμου ομοφυλόφιλων και των αμβλώσεων. Ο<text:s/><text:span text:style-name="T24">Πρόεδρος</text:span><text:s/>του κόμματος, Κυριάκος Μητσοτάκης, είναι γνωστός για<text:s/>τις φιλοεπιχειρηματικές και φιλοευρωπαϊκές πολιτικές του. Συνολικά, η Νέα Δημοκρατία παραμένει μια σημαντική δύναμη στην ελληνική πολιτική σκηνή και συνεχίζει να διαμορφώνει το πολιτικό τοπίο της χώρας με τις πολιτικές και τις αξίες της.</text:p>
      <text:p text:style-name="Standard"/>
      <text:p text:style-name="Standard"><text:a xlink:href="https://nd.gr/" office:target-frame-name="_top" xlink:show="replace">https://nd.gr/</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Περιγραφή πτυχών</text:p>
      <text:p text:style-name="Standard">Ιδεολογία Η κεντροδεξιά, ριζωμένη στον φιλελευθερισμό και τον συντηρητισμό, εκτιμά τις ατομικές ελευθερίες, την οικονομία της ελεύθερης αγοράς, τις παραδοσιακές<text:s/>οικογενειακές αξίες, την εθνική υπερηφάνεια και τον πατριωτισμό</text:p>
      <text:p text:style-name="Standard"/>
      <text:p text:style-name="Standard">Οικονομικές Πολιτικές</text:p>
      <text:p text:style-name="Standard">Προωθεί την οικονομική ανάπτυξη, μειώνει την ανεργία, υποστηρίζει τις ιδιωτικοποιήσεις, την απορρύθμιση και ένα φιλικό προς τις επιχειρήσεις περιβάλλον, ενθαρρύνει την<text:s/>επιχειρηματικότητα και την καινοτομία</text:p>
      <text:p text:style-name="Standard"/>
      <text:p text:style-name="Standard">Περιβαλλοντικές Πολιτικές</text:p>
      <text:p text:style-name="Standard">Προωθεί την αειφόρο ανάπτυξη, μειώνει τη ρύπανση, προστατεύει τους φυσικούς πόρους, υποστηρίζει τις ανανεώσιμες πηγές ενέργειας, αυξάνει την ανακύκλωση και προωθεί την πράσινη ανάπτυξη</text:p>
      <text:p text:style-name="Standard"/>
      <text:p text:style-name="Standard">Κοινωνικές Πολιτικές</text:p>
      <text:p text:style-name="Standard">Υποστηρίζει την κοινωνικά συντηρητική ατζέντα, αντιτίθεται στις προοδευτικές κοινωνικές μεταρρυθμίσεις, συμπεριλαμβανομένων των δικαιωμάτων του γάμου ομοφυλόφιλων και των δικαιωμάτων άμβλωσης, σκληρή στάση για τη μετανάστευση</text:p>
      <text:p text:style-name="Standard"/>
      <text:p text:style-name="Standard">Βασικοί Εκπρόσωποι</text:p>
      <text:p text:style-name="Standard">Κυριάκος Μητσοτάκης, νυν αρχηγός του κόμματος και πρωθυπουργός της Ελλάδας</text:p>
      <text:p text:style-name="Standard"/>
      <text:p text:style-name="Standard">Ιστορία</text:p>
      <text:p text:style-name="Standard">Ιδρύθηκε το 1974 από τον Κωνσταντίνο Καραμανλή, ήταν πολλές φορές στην εξουσία, έχασε την εξουσία από το αριστερό κόμμα Σύριζα το 2015, ανέκτησε την εξουσία το 2019 υπό τον Κυριάκο Μητσοτάκη</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sabelle Trinquelle</dc:creator>
    <meta:creation-date>2017-10-20T23:40:00Z</meta:creation-date>
    <dc:date>2023-03-05T14:46:00Z</dc:date>
    <meta:template xlink:href="Normal" xlink:type="simple"/>
    <meta:editing-cycles>7</meta:editing-cycles>
    <meta:editing-duration>PT1440S</meta:editing-duration>
    <meta:document-statistic meta:page-count="1" meta:paragraph-count="10" meta:word-count="772" meta:character-count="5165" meta:row-count="36" meta:non-whitespace-character-count="4403"/>
  </office:meta>
</office:document-meta>
</file>